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officeooo:rsid="00119ad5" officeooo:paragraph-rsid="00119ad5" style:font-size-asian="17.5pt" style:font-size-complex="20pt"/>
    </style:style>
    <style:style style:name="P2" style:family="paragraph" style:parent-style-name="Standard">
      <style:text-properties fo:font-size="12pt" officeooo:rsid="00119ad5" officeooo:paragraph-rsid="00119ad5" style:font-size-asian="10.5pt" style:font-size-complex="12pt"/>
    </style:style>
    <style:style style:name="P3" style:family="paragraph" style:parent-style-name="Standard">
      <style:text-properties fo:font-size="16pt" officeooo:rsid="00119ad5" officeooo:paragraph-rsid="00119ad5" style:font-size-asian="14pt" style:font-size-complex="16pt"/>
    </style:style>
    <style:style style:name="P4" style:family="paragraph" style:parent-style-name="Standard">
      <style:text-properties fo:font-size="14pt" officeooo:rsid="0012c1c0" officeooo:paragraph-rsid="0012c1c0" style:font-size-asian="14pt" style:font-size-complex="14pt"/>
    </style:style>
    <style:style style:name="P5" style:family="paragraph" style:parent-style-name="Standard">
      <style:text-properties fo:font-size="14pt" officeooo:rsid="00136712" officeooo:paragraph-rsid="00136712" style:font-size-asian="14pt" style:font-size-complex="14pt"/>
    </style:style>
    <style:style style:name="P6" style:family="paragraph" style:parent-style-name="Standard">
      <style:text-properties fo:font-size="14pt" officeooo:rsid="001396bc" officeooo:paragraph-rsid="001396bc" style:font-size-asian="14pt" style:font-size-complex="14pt"/>
    </style:style>
    <style:style style:name="P7" style:family="paragraph" style:parent-style-name="Standard">
      <style:text-properties fo:font-size="14pt" officeooo:rsid="00150906" officeooo:paragraph-rsid="00150906" style:font-size-asian="14pt" style:font-size-complex="14pt"/>
    </style:style>
    <style:style style:name="P8" style:family="paragraph" style:parent-style-name="Standard">
      <style:text-properties fo:font-size="14pt" officeooo:rsid="00165fa8" officeooo:paragraph-rsid="00165fa8" style:font-size-asian="14pt" style:font-size-complex="14pt"/>
    </style:style>
    <style:style style:name="P9" style:family="paragraph" style:parent-style-name="Standard">
      <style:text-properties fo:font-size="14pt" officeooo:rsid="00119ad5" officeooo:paragraph-rsid="00119ad5" style:font-size-asian="14pt" style:font-size-complex="14pt"/>
    </style:style>
    <style:style style:name="P10" style:family="paragraph" style:parent-style-name="Standard" style:list-style-name="Numbering_20_IVX">
      <style:text-properties fo:font-size="14pt" officeooo:rsid="00165fa8" officeooo:paragraph-rsid="00165fa8" style:font-size-asian="12.25pt" style:font-size-complex="14pt"/>
    </style:style>
    <style:style style:name="P11" style:family="paragraph" style:parent-style-name="Standard" style:list-style-name="Numbering_20_IVX">
      <style:text-properties fo:font-size="14pt" officeooo:rsid="00168920" officeooo:paragraph-rsid="00168920" style:font-size-asian="12.25pt" style:font-size-complex="14pt"/>
    </style:style>
    <style:style style:name="P12" style:family="paragraph" style:parent-style-name="Standard">
      <style:text-properties fo:font-size="18pt" officeooo:rsid="00119ad5" officeooo:paragraph-rsid="00119ad5" style:font-size-asian="18pt" style:font-size-complex="18pt"/>
    </style:style>
    <style:style style:name="P13" style:family="paragraph" style:parent-style-name="Standard">
      <style:text-properties fo:font-size="20pt" officeooo:rsid="00165fa8" officeooo:paragraph-rsid="00165fa8" style:font-size-asian="17.5pt" style:font-size-complex="20pt"/>
    </style:style>
    <style:style style:name="P14" style:family="paragraph" style:parent-style-name="Standard">
      <style:text-properties fo:font-size="20pt" officeooo:rsid="0016a05e" officeooo:paragraph-rsid="0016a05e" style:font-size-asian="17.5pt" style:font-size-complex="20pt"/>
    </style:style>
    <style:style style:name="P15" style:family="paragraph" style:parent-style-name="Standard">
      <style:text-properties fo:font-size="16pt" officeooo:rsid="00165fa8" officeooo:paragraph-rsid="00165fa8" style:font-size-asian="14pt" style:font-size-complex="16pt"/>
    </style:style>
    <style:style style:name="P16" style:family="paragraph" style:parent-style-name="Standard">
      <style:text-properties fo:font-size="16pt" officeooo:rsid="00168920" officeooo:paragraph-rsid="00168920" style:font-size-asian="14pt" style:font-size-complex="16pt"/>
    </style:style>
    <style:style style:name="P17" style:family="paragraph" style:parent-style-name="Standard">
      <style:text-properties fo:font-size="16pt" officeooo:rsid="0016a05e" officeooo:paragraph-rsid="0016a05e" style:font-size-asian="14pt" style:font-size-complex="16pt"/>
    </style:style>
    <style:style style:name="P18" style:family="paragraph" style:parent-style-name="Standard">
      <style:text-properties fo:font-size="16pt" officeooo:rsid="00180842" officeooo:paragraph-rsid="00180842" style:font-size-asian="14pt" style:font-size-complex="16pt"/>
    </style:style>
    <style:style style:name="P19" style:family="paragraph" style:parent-style-name="Standard" style:list-style-name="List_20_1">
      <style:text-properties officeooo:paragraph-rsid="001396bc"/>
    </style:style>
    <style:style style:name="P20" style:family="paragraph" style:parent-style-name="Standard" style:list-style-name="Numbering_20_IVX">
      <style:text-properties officeooo:paragraph-rsid="00168920"/>
    </style:style>
    <style:style style:name="P21" style:family="paragraph" style:parent-style-name="Standard">
      <style:text-properties officeooo:paragraph-rsid="00168920"/>
    </style:style>
    <style:style style:name="P22" style:family="paragraph" style:parent-style-name="Standard">
      <style:text-properties officeooo:paragraph-rsid="0016a05e"/>
    </style:style>
    <style:style style:name="P23" style:family="paragraph" style:parent-style-name="Standard">
      <style:text-properties officeooo:paragraph-rsid="00180842"/>
    </style:style>
    <style:style style:name="T1" style:family="text">
      <style:text-properties officeooo:rsid="001396bc"/>
    </style:style>
    <style:style style:name="T2" style:family="text">
      <style:text-properties fo:font-size="14pt" style:font-size-asian="12.25pt" style:font-size-complex="14pt"/>
    </style:style>
    <style:style style:name="T3" style:family="text">
      <style:text-properties fo:font-size="14pt" officeooo:rsid="00168920" style:font-size-asian="12.25pt" style:font-size-complex="14pt"/>
    </style:style>
    <style:style style:name="T4" style:family="text">
      <style:text-properties fo:font-size="14pt" officeooo:rsid="0016a05e" style:font-size-asian="12.25pt" style:font-size-complex="14pt"/>
    </style:style>
    <style:style style:name="T5" style:family="text">
      <style:text-properties fo:font-size="14pt" officeooo:rsid="00180842" style:font-size-asian="12.25pt" style:font-size-complex="14pt"/>
    </style:style>
    <style:style style:name="T6" style:family="text">
      <style:text-properties fo:font-size="14pt" style:font-size-asian="14pt" style:font-size-complex="14pt"/>
    </style:style>
    <style:style style:name="T7" style:family="text">
      <style:text-properties fo:font-size="14pt" officeooo:rsid="001396bc" style:font-size-asian="14pt" style:font-size-complex="14pt"/>
    </style:style>
    <style:style style:name="T8" style:family="text">
      <style:text-properties fo:font-size="14pt" officeooo:rsid="00180842" style:font-size-asian="14pt" style:font-size-complex="14pt"/>
    </style:style>
    <style:style style:name="T9" style:family="text">
      <style:text-properties fo:font-size="14pt" style:font-size-complex="14pt"/>
    </style:style>
    <style:style style:name="T10" style:family="text">
      <style:text-properties fo:font-size="16pt" officeooo:rsid="00168920" style:font-size-asian="14pt" style:font-size-complex="16pt"/>
    </style:style>
    <style:style style:name="T11" style:family="text">
      <style:text-properties fo:font-size="16pt" officeooo:rsid="0016a05e" style:font-size-asian="14pt" style:font-size-complex="16pt"/>
    </style:style>
    <style:style style:name="T12" style:family="text">
      <style:text-properties officeooo:rsid="00168920"/>
    </style:style>
    <style:style style:name="T13" style:family="text">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ic working of MAX30100 sensor</text:p>
      <text:p text:style-name="P1"/>
      <text:p text:style-name="P9">-- The MAX30100 is an is an optical sensor that measures heartbeat and blood oxygen saturation (SpO2) using light.</text:p>
      <text:p text:style-name="P9"><text:tab/>It has two led’s -- 1) Red light</text:p>
      <text:p text:style-name="P9"><text:tab/><text:tab/><text:tab/> <text:s text:c="5"/>2) Infrared light</text:p>
      <text:p text:style-name="P9">-- It also has one photodetector which detects and convert light ( or electromagnetic radiation) into an electrical signal.</text:p>
      <text:p text:style-name="P2"/>
      <text:p text:style-name="P3"/>
      <text:p text:style-name="P12">Working :</text:p>
      <text:p text:style-name="P4">1. Light absorption :</text:p>
      <text:p text:style-name="P4"><text:tab/>After powering ON MAX30100 turns ON either RED led and Infrared led or both. The light penetrates into the skin and blood vessels.</text:p>
      <text:p text:style-name="P4"/>
      <text:p text:style-name="P5">2. Light absorption :</text:p>
      <text:p text:style-name="P5"><text:tab/>When light penetrates the skin Oxygeneted (blood loaded with oxygen) and deoxygeneted (<text:span text:style-name="T1">blood lacking oxygen) blood absorb Red and IR light differently. As heart beats, blood volume in the finger changes causing the amount of absorbed / reflected light to vary over time. Oxygeneted blood absorbs more infrared light and allows more red light to pass through. Deoxygenated blood allows more infrared light to pass through and absorbs more red light.</text:span></text:p>
      <text:p text:style-name="P5"/>
      <text:p text:style-name="P6">3. Light Detection</text:p>
      <text:list xml:id="list3227881487" text:style-name="List_20_1">
        <text:list-item>
          <text:p text:style-name="P19"><text:span text:style-name="T7"><text:tab/>The photodetedtor collects light which reflected from blood vessels. This reflected light generates a small electrical signal which is proportional to how much light is received.</text:span></text:p>
        </text:list-item>
      </text:list>
      <text:p text:style-name="P6"/>
      <text:p text:style-name="P7">4. Signal conversion</text:p>
      <text:p text:style-name="P7"><text:tab/>The MAX30100 has a analog to digital converter (ADC) inside. Using this ADC the small electrical signals which are generated from photodetector are digitized into 16 bit digital values.</text:p>
      <text:p text:style-name="P7"/>
      <text:p text:style-name="P8">5. Data Readout (I2C)</text:p>
      <text:p text:style-name="P8"><text:tab/>We read the IR value and Red valur through the I2C bus. Each reading tells how much light was detected after passing through blood.</text:p>
      <text:p text:style-name="P8"/>
      <text:p text:style-name="P8"/>
      <text:p text:style-name="P8"/>
      <text:p text:style-name="P8"/>
      <text:p text:style-name="P8"/>
      <text:p text:style-name="P8"/>
      <text:p text:style-name="P8"/>
      <text:p text:style-name="P8"/>
      <text:p text:style-name="P13"><text:soft-page-break/>Heart Rate Measurement Algorithm</text:p>
      <text:p text:style-name="P13"/>
      <text:p text:style-name="P17">Input : -</text:p>
      <text:p text:style-name="P17"><text:tab/><text:span text:style-name="T2">IR samples from MAX30100</text:span></text:p>
      <text:p text:style-name="P13"/>
      <text:p text:style-name="P15">1. Initialize MAX30100 :</text:p>
      <text:list xml:id="list1059487592" text:style-name="Numbering_20_IVX">
        <text:list-header>
          <text:p text:style-name="P10">-- Set MAX30100 sensor to Heart Rate mode or SpO2 mode i.e. bothe LED’s <text:s text:c="7"/>ON.</text:p>
          <text:p text:style-name="P10">-- Set sample rate (e.g. <text:span text:style-name="T12">100 Hz)</text:span></text:p>
          <text:p text:style-name="P11">-- Set appropriate LED current.</text:p>
          <text:p text:style-name="P11"/>
        </text:list-header>
      </text:list>
      <text:p text:style-name="P16">2. Continuously read IR values</text:p>
      <text:list xml:id="list230943965241782" text:continue-numbering="true" text:style-name="Numbering_20_IVX">
        <text:list-header>
          <text:p text:style-name="P20"><text:span text:style-name="T3">-- Fetch IR value from FIFO register</text:span></text:p>
          <text:p text:style-name="P20"><text:span text:style-name="T3"/></text:p>
        </text:list-header>
      </text:list>
      <text:p text:style-name="P21"><text:span text:style-name="T10">3. Filter the IR signal</text:span></text:p>
      <text:p text:style-name="P21"><text:span text:style-name="T3"><text:tab/>-- Apply a moving average filter or low pass filter to reduce noise.</text:span></text:p>
      <text:p text:style-name="P21"><text:span text:style-name="T3"/></text:p>
      <text:p text:style-name="P21"><text:span text:style-name="T10">4. Detect peaks</text:span></text:p>
      <text:p text:style-name="P21"><text:span text:style-name="T10"><text:tab/></text:span><text:span text:style-name="T3">-- Compare each sample with neighbors (simple peak detection).</text:span></text:p>
      <text:p text:style-name="P21"><text:span text:style-name="T3"><text:tab/></text:span></text:p>
      <text:p text:style-name="P21"><text:span text:style-name="T10">5. Measure time between peaks</text:span></text:p>
      <text:p text:style-name="P22"><text:span text:style-name="T10"><text:tab/></text:span><text:span text:style-name="T3">-- </text:span><text:span text:style-name="T4">Store timestamp (in milliseconds) <text:s/>of each detected peak.</text:span></text:p>
      <text:p text:style-name="P22"><text:span text:style-name="T4"><text:tab/>-- Calculate difference between consecutive peaks.</text:span></text:p>
      <text:p text:style-name="P22"><text:span text:style-name="T4"/></text:p>
      <text:p text:style-name="P22"><text:span text:style-name="T11">6.</text:span><text:span text:style-name="T3"> </text:span><text:span text:style-name="T11">Calculate Heart Rate (BPM)</text:span></text:p>
      <text:p text:style-name="P22"><text:span text:style-name="T11"><text:tab/></text:span><text:span text:style-name="T4">-- Heart Rate (BPM) = 60000 / interval (if interval is in milliseconds)</text:span></text:p>
      <text:p text:style-name="P22"><text:span text:style-name="T4"><text:tab/>-- atke average over last few intervals for better stability.</text:span></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pan text:style-name="T4"/></text:p>
      <text:p text:style-name="P22"><text:soft-page-break/><text:span text:style-name="T4"/></text:p>
      <text:p text:style-name="P22"><text:span text:style-name="T4"/></text:p>
      <text:p text:style-name="P22"><text:span text:style-name="T4"/></text:p>
      <text:p text:style-name="P22"><text:span text:style-name="T4"/></text:p>
      <text:p text:style-name="P14">SpO2 Measurement Algorithm</text:p>
      <text:p text:style-name="P14"/>
      <text:p text:style-name="P17">Input : - </text:p>
      <text:p text:style-name="P17"><text:tab/><text:span text:style-name="T2">IR and Red samples from MAX30100</text:span></text:p>
      <text:p text:style-name="P14"/>
      <text:p text:style-name="P17">1. Initialize MAX30100</text:p>
      <text:p text:style-name="P17"><text:tab/><text:span text:style-name="T13">--</text:span><text:span text:style-name="T9"> Set MAX30100 to SpO2 mode (Red + IR LED’s ON).</text:span></text:p>
      <text:p text:style-name="P17"><text:span text:style-name="T9"/></text:p>
      <text:p text:style-name="P17">2. Continuously read IR and Red values</text:p>
      <text:p text:style-name="P17"><text:tab/><text:span text:style-name="T2">-- </text:span><text:span text:style-name="T5">Fetch both IR and Red from FIFO.</text:span></text:p>
      <text:p text:style-name="P17"><text:span text:style-name="T5"/></text:p>
      <text:p text:style-name="P18">3. Calculate DC and AC components</text:p>
      <text:p text:style-name="P18"><text:tab/><text:span text:style-name="T2">-- DC = moving average of the signal (baseline).</text:span></text:p>
      <text:p text:style-name="P18"><text:span text:style-name="T2"><text:tab/>-- AC = peak-to-peak amplitude after subtracting DC.</text:span></text:p>
      <text:p text:style-name="P18"><text:span text:style-name="T2"/></text:p>
      <text:p text:style-name="P18">4. Calculate ratio (R)</text:p>
      <text:p text:style-name="P23"><text:span text:style-name="T5"><text:tab/>-- Using : <text:s/></text:span><text:span text:style-name="T8"><text:s text:c="2"/></text:span><text:span text:style-name="T6">R= </text:span><text:span text:style-name="T8">(AC red / DC red) / (AC ir / DC ir)</text:span></text:p>
      <text:p text:style-name="P23"><text:span text:style-name="T8"/></text:p>
      <text:p text:style-name="P18">5. Estimate SpO2</text:p>
      <text:p text:style-name="P18"><text:tab/><text:span text:style-name="T2">-- Apply calibration formula :</text:span></text:p>
      <text:p text:style-name="P18"><text:span text:style-name="T2"><text:tab/><text:tab/><text:tab/><text:tab/>SpO2 = 110 <text:s/>- 25 * R;</text:span></text:p>
      <text:p text:style-name="P18"><text:span text:style-name="T2"><text:tab/>-- (Constants 110 and 25 vary depending on calibration – these are typical valu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8T06:44:17.809776649</meta:creation-date>
    <meta:editing-duration>PT10M33S</meta:editing-duration>
    <meta:editing-cycles>3</meta:editing-cycles>
    <meta:generator>LibreOffice/7.3.7.2$Linux_X86_64 LibreOffice_project/30$Build-2</meta:generator>
    <dc:date>2025-04-28T23:09:40.739777384</dc:date>
    <meta:document-statistic meta:table-count="0" meta:image-count="0" meta:object-count="0" meta:page-count="3" meta:paragraph-count="52" meta:word-count="491" meta:character-count="2873" meta:non-whitespace-character-count="2385"/>
  </office:meta>
</office:document-meta>
</file>